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center" style:justify-single-word="false" style:writing-mode="page">
        <style:tab-stops>
          <style:tab-stop style:position="5.9374in"/>
        </style:tab-stops>
      </style:paragraph-properties>
      <style:text-properties fo:font-size="16pt" style:text-underline-style="solid" style:text-underline-width="auto" style:text-underline-color="font-color" fo:font-weight="bold" officeooo:rsid="001cffe7" officeooo:paragraph-rsid="001cffe7" style:font-size-asian="16pt" style:font-weight-asian="bold" style:font-size-complex="16pt" style:font-weight-complex="bold"/>
    </style:style>
    <style:style style:name="P2" style:family="paragraph" style:parent-style-name="Standard">
      <style:paragraph-properties fo:line-height="150%" style:writing-mode="page">
        <style:tab-stops>
          <style:tab-stop style:position="5.9374in"/>
        </style:tab-stops>
      </style:paragraph-properties>
      <style:text-properties officeooo:rsid="001cffe7" officeooo:paragraph-rsid="001cffe7"/>
    </style:style>
    <style:style style:name="P3" style:family="paragraph" style:parent-style-name="Standard">
      <style:paragraph-properties fo:line-height="150%" style:writing-mode="page">
        <style:tab-stops>
          <style:tab-stop style:position="5.9374in"/>
        </style:tab-stops>
      </style:paragraph-properties>
      <style:text-properties officeooo:rsid="001cffe7" officeooo:paragraph-rsid="0083690c"/>
    </style:style>
    <style:style style:name="P4" style:family="paragraph" style:parent-style-name="Standard">
      <style:paragraph-properties fo:line-height="150%" style:writing-mode="page">
        <style:tab-stops>
          <style:tab-stop style:position="5.9374in"/>
        </style:tab-stops>
      </style:paragraph-properties>
      <style:text-properties fo:font-weight="bold" officeooo:rsid="001cffe7" officeooo:paragraph-rsid="001cffe7" style:font-weight-asian="bold" style:font-weight-complex="bold"/>
    </style:style>
    <style:style style:name="P5" style:family="paragraph" style:parent-style-name="Standard">
      <style:paragraph-properties fo:line-height="150%" style:writing-mode="page">
        <style:tab-stops>
          <style:tab-stop style:position="5.9374in"/>
        </style:tab-stops>
      </style:paragraph-properties>
      <style:text-properties officeooo:rsid="00819a76" officeooo:paragraph-rsid="0083690c"/>
    </style:style>
    <style:style style:name="P6" style:family="paragraph" style:parent-style-name="Standard">
      <style:paragraph-properties fo:line-height="150%" style:writing-mode="page">
        <style:tab-stops>
          <style:tab-stop style:position="6.8756in" style:type="right"/>
        </style:tab-stops>
      </style:paragraph-properties>
      <style:text-properties style:text-underline-style="solid" style:text-underline-width="auto" style:text-underline-color="font-color" fo:font-weight="bold" officeooo:rsid="001cffe7" officeooo:paragraph-rsid="0083690c" style:font-weight-asian="bold" style:font-weight-complex="bold"/>
    </style:style>
    <style:style style:name="P7" style:family="paragraph" style:parent-style-name="Standard">
      <style:paragraph-properties fo:line-height="150%" style:writing-mode="page">
        <style:tab-stops>
          <style:tab-stop style:position="5.9374in"/>
        </style:tab-stops>
      </style:paragraph-properties>
      <style:text-properties officeooo:rsid="0083690c" officeooo:paragraph-rsid="0083690c"/>
    </style:style>
    <style:style style:name="P8" style:family="paragraph" style:parent-style-name="Standard">
      <style:paragraph-properties fo:line-height="150%" style:writing-mode="page">
        <style:tab-stops>
          <style:tab-stop style:position="0.2535in"/>
        </style:tab-stops>
      </style:paragraph-properties>
      <style:text-properties officeooo:rsid="0083cd98" officeooo:paragraph-rsid="0083cd98"/>
    </style:style>
    <style:style style:name="P9" style:family="paragraph" style:parent-style-name="Standard">
      <style:paragraph-properties fo:line-height="150%" style:writing-mode="page">
        <style:tab-stops>
          <style:tab-stop style:position="0.2535in"/>
        </style:tab-stops>
      </style:paragraph-properties>
      <style:text-properties officeooo:rsid="00852c9c" officeooo:paragraph-rsid="00852c9c"/>
    </style:style>
    <style:style style:name="P10" style:family="paragraph" style:parent-style-name="Standard">
      <style:paragraph-properties fo:line-height="150%" style:writing-mode="page">
        <style:tab-stops>
          <style:tab-stop style:position="0.2535in"/>
        </style:tab-stops>
      </style:paragraph-properties>
      <style:text-properties officeooo:rsid="00863184" officeooo:paragraph-rsid="00863184"/>
    </style:style>
    <style:style style:name="P11" style:family="paragraph" style:parent-style-name="Standard">
      <style:paragraph-properties fo:line-height="150%" fo:break-before="page" style:writing-mode="page">
        <style:tab-stops>
          <style:tab-stop style:position="6.8756in" style:type="right"/>
        </style:tab-stops>
      </style:paragraph-properties>
      <style:text-properties officeooo:rsid="001cffe7" officeooo:paragraph-rsid="0083690c"/>
    </style:style>
    <style:style style:name="P12" style:family="paragraph" style:parent-style-name="Standard" style:master-page-name="">
      <loext:graphic-properties draw:fill="none"/>
      <style:paragraph-properties fo:margin-left="0.25in" fo:margin-right="0in" fo:line-height="150%" fo:text-indent="0in" style:auto-text-indent="false" style:page-number="auto" fo:background-color="transparent" style:writing-mode="page">
        <style:tab-stops>
          <style:tab-stop style:position="0.2535in"/>
        </style:tab-stops>
      </style:paragraph-properties>
      <style:text-properties officeooo:rsid="00863184" officeooo:paragraph-rsid="00863184"/>
    </style:style>
    <style:style style:name="P13" style:family="paragraph" style:parent-style-name="Standard">
      <loext:graphic-properties draw:fill="none"/>
      <style:paragraph-properties fo:margin-left="0.25in" fo:margin-right="0in" fo:line-height="150%" fo:text-indent="0in" style:auto-text-indent="false" fo:background-color="transparent" style:writing-mode="page">
        <style:tab-stops>
          <style:tab-stop style:position="0.2535in"/>
        </style:tab-stops>
      </style:paragraph-properties>
      <style:text-properties officeooo:rsid="00863184" officeooo:paragraph-rsid="00863184"/>
    </style:style>
    <style:style style:name="P14" style:family="paragraph" style:parent-style-name="Standard">
      <style:paragraph-properties fo:line-height="150%" style:writing-mode="page">
        <style:tab-stops>
          <style:tab-stop style:position="5.9374in"/>
        </style:tab-stops>
      </style:paragraph-properties>
      <style:text-properties fo:font-style="italic" officeooo:rsid="0083690c" officeooo:paragraph-rsid="0083690c" style:font-style-asian="italic" style:font-style-complex="italic"/>
    </style:style>
    <style:style style:name="P15" style:family="paragraph" style:parent-style-name="Standard">
      <style:paragraph-properties fo:line-height="150%" style:writing-mode="page">
        <style:tab-stops>
          <style:tab-stop style:position="0.2535in"/>
        </style:tab-stops>
      </style:paragraph-properties>
      <style:text-properties fo:font-weight="normal" officeooo:rsid="00863184" officeooo:paragraph-rsid="00863184" style:font-weight-asian="normal" style:font-weight-complex="normal"/>
    </style:style>
    <style:style style:name="P16" style:family="paragraph" style:parent-style-name="Standard">
      <style:paragraph-properties fo:line-height="150%" style:writing-mode="page">
        <style:tab-stops>
          <style:tab-stop style:position="5.9374in"/>
        </style:tab-stops>
      </style:paragraph-properties>
      <style:text-properties style:text-underline-style="solid" style:text-underline-width="auto" style:text-underline-color="font-color" fo:font-weight="bold" officeooo:rsid="008b331a" officeooo:paragraph-rsid="008b331a" style:font-weight-asian="bold" style:font-weight-complex="bold"/>
    </style:style>
    <style:style style:name="P17" style:family="paragraph" style:parent-style-name="Standard" style:master-page-name="">
      <loext:graphic-properties draw:fill="none"/>
      <style:paragraph-properties fo:margin-left="0.25in" fo:margin-right="0in" fo:line-height="150%" fo:text-indent="0in" style:auto-text-indent="false" style:page-number="auto" fo:background-color="transparent" style:writing-mode="page">
        <style:tab-stops>
          <style:tab-stop style:position="0.2535in"/>
        </style:tab-stops>
      </style:paragraph-properties>
      <style:text-properties fo:font-weight="normal" officeooo:rsid="00863184" officeooo:paragraph-rsid="00863184" style:font-weight-asian="normal" style:font-weight-complex="normal"/>
    </style:style>
    <style:style style:name="P18" style:family="paragraph" style:parent-style-name="Standard">
      <loext:graphic-properties draw:fill="none"/>
      <style:paragraph-properties fo:margin-left="0.25in" fo:margin-right="0in" fo:line-height="150%" fo:text-indent="0in" style:auto-text-indent="false" fo:background-color="transparent" style:writing-mode="page">
        <style:tab-stops>
          <style:tab-stop style:position="0.2535in"/>
        </style:tab-stops>
      </style:paragraph-properties>
      <style:text-properties fo:font-weight="normal" officeooo:rsid="00863184" officeooo:paragraph-rsid="00863184" style:font-weight-asian="normal" style:font-weight-complex="normal"/>
    </style:style>
    <style:style style:name="P19" style:family="paragraph" style:parent-style-name="Header">
      <style:text-properties officeooo:rsid="002d2bb4" officeooo:paragraph-rsid="002d2bb4"/>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2b9dc4" style:font-weight-asian="bold" style:font-weight-complex="bold"/>
    </style:style>
    <style:style style:name="T3" style:family="text">
      <style:text-properties style:text-underline-style="solid" style:text-underline-width="auto" style:text-underline-color="font-color" fo:font-weight="bold" officeooo:rsid="0083cd98" style:font-weight-asian="bold" style:font-weight-complex="bold"/>
    </style:style>
    <style:style style:name="T4" style:family="text">
      <style:text-properties style:text-underline-style="solid" style:text-underline-width="auto" style:text-underline-color="font-color" fo:font-weight="bold" officeooo:rsid="00894ada"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863184" style:font-weight-asian="bold" style:font-weight-complex="bold"/>
    </style:style>
    <style:style style:name="T7" style:family="text">
      <style:text-properties officeooo:rsid="0027083c"/>
    </style:style>
    <style:style style:name="T8" style:family="text">
      <style:text-properties officeooo:rsid="0027ae08"/>
    </style:style>
    <style:style style:name="T9" style:family="text">
      <style:text-properties officeooo:rsid="00294e0d"/>
    </style:style>
    <style:style style:name="T10" style:family="text">
      <style:text-properties officeooo:rsid="0029e48b"/>
    </style:style>
    <style:style style:name="T11" style:family="text">
      <style:text-properties officeooo:rsid="002b66ed"/>
    </style:style>
    <style:style style:name="T12" style:family="text">
      <style:text-properties officeooo:rsid="002b9dc4"/>
    </style:style>
    <style:style style:name="T13" style:family="text">
      <style:text-properties fo:font-weight="normal" style:font-weight-asian="normal" style:font-weight-complex="normal"/>
    </style:style>
    <style:style style:name="T14" style:family="text">
      <style:text-properties fo:font-weight="normal" officeooo:rsid="00863184" style:font-weight-asian="normal" style:font-weight-complex="normal"/>
    </style:style>
    <style:style style:name="T15" style:family="text">
      <style:text-properties fo:font-weight="normal" officeooo:rsid="00894ada" style:font-weight-asian="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ize="8pt" style:text-underline-style="none" fo:font-weight="normal" officeooo:rsid="00616c6e" style:font-size-asian="7pt" style:font-weight-asian="normal" style:font-size-complex="8pt" style:font-weight-complex="normal"/>
    </style:style>
    <style:style style:name="T18" style:family="text">
      <style:text-properties fo:font-size="8pt" style:text-underline-style="none" fo:font-weight="normal" officeooo:rsid="00633372" style:font-size-asian="7pt" style:font-weight-asian="normal" style:font-size-complex="8pt" style:font-weight-complex="normal"/>
    </style:style>
    <style:style style:name="T19" style:family="text">
      <style:text-properties officeooo:rsid="006794ff"/>
    </style:style>
    <style:style style:name="T20" style:family="text">
      <style:text-properties officeooo:rsid="00819a76"/>
    </style:style>
    <style:style style:name="T21" style:family="text">
      <style:text-properties officeooo:rsid="0083cd98"/>
    </style:style>
    <style:style style:name="T22" style:family="text">
      <style:text-properties officeooo:rsid="00863184"/>
    </style:style>
    <style:style style:name="T23" style:family="text">
      <style:text-properties officeooo:rsid="00894a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20">Kennzeichen<text:line-break/></text:span><text:span text:style-name="T17">Arbeitszeit </text:span><text:span text:style-name="T18">60</text:span><text:span text:style-name="T17"> min</text:span></text:p>
      <text:p text:style-name="P2"/>
      <text:p text:style-name="P4">Einleitung:</text:p>
      <text:p text:style-name="P5">Auf dem privaten Parkplatz eines Unternehmens stellen immer wieder Anwohner ihre Fahrzeuge ab, obwohl explizit nur die Fahrzeuge der Mitarbeiter parken dürfen. Zur Überwachung soll nun eine App entwickelt werden, die die KFZ-Kennzeichen der Mitarbeiter verwaltet um damit zu überprüfen, ob die Fahrzeuge berechtigt parken oder nicht. <text:span text:style-name="T21">Die Nummernschilder sollen aus Effizienzgründen in einem sortierten Binärbaum gespeichert werden.</text:span></text:p>
      <text:p text:style-name="P7">Die Vorlage enthält bereits eine Klasse „<text:span text:style-name="T5">Nummernschild</text:span>”, welche Sie aufmerksam durchlesen sollten und die im Rahmen dieser Aufgabe zu erweitern ist.</text:p>
      <text:p text:style-name="P14">(Anm: Diese Aufgabe deckt nur die Eingabe der Fahrzeugkennzeichen ab)</text:p>
      <text:p text:style-name="P2"/>
      <text:p text:style-name="P4">Anmerkungen:</text:p>
      <text:p text:style-name="P2">Für alle Aufgaben <text:span text:style-name="T19">sind</text:span> Tests <text:span text:style-name="T7">vorhanden</text:span>, die nur korrekt funktionieren, wenn die Klassen und deren Methoden korrekt benannt werden. Die Tests für die Aufgaben können einzeln (Rechtsklick -&gt; TestAll) oder im <text:span text:style-name="T8">G</text:span>esamten ausgeführt werden. Tests, die momentan nicht kompiliert sind, werden nicht ausgeführt.</text:p>
      <text:p text:style-name="P2">Die Aufgaben <text:span text:style-name="T9">können</text:span> nicht dadurch erfüllt<text:span text:style-name="T9"> werden</text:span>, die Tests zu <text:span text:style-name="T10">manipulieren</text:span>! Daher sollten die Tests einfach unverändert bleiben. Stimmige Lösungsansätze werden auch dann positiv gewertet, wenn sie die Tests<text:span text:style-name="T11"> </text:span>nicht erfüllen!</text:p>
      <text:p text:style-name="P3"/>
      <text:p text:style-name="P6">Aufgabe 1:<text:span text:style-name="T12"><text:tab/>3 + 3 BE</text:span></text:p>
      <text:p text:style-name="P8">a<text:span text:style-name="T23">*</text:span>)<text:tab/>Zusätzlich zum Kennzeichen soll der Halter des eines Fahrzeugs erfasst werden. Erweitern Sie daher die Klasse <text:span text:style-name="T5">Nummernschild</text:span><text:span text:style-name="T13"> um eine Methode </text:span><text:span text:style-name="T5">halterEintragen( ... )</text:span><text:span text:style-name="T13">, welche eine als Parameter übergebene Zeichenkette (String) als Attributwert des Objekts speichert. Mit der Methode </text:span><text:span text:style-name="T5">halterGeben( )</text:span><text:span text:style-name="T13"> kann man besagten Wert wieder abrufen.</text:span></text:p>
      <text:p text:style-name="P8"><text:span text:style-name="T13">b)<text:tab/>Um zu verhindern, dass das selbe Nummernschild mehrfach erfasst wird, ist eine Methode nötig, die erkennt, dass zwei Kennzeichen identisch sind. Schreiben Sie dazu die </text:span><text:span text:style-name="T15">in der selben Klasse die </text:span><text:span text:style-name="T13">Methode </text:span><text:span text:style-name="T5">istGleich( ... )</text:span><text:span text:style-name="T13"> welche genau dann </text:span><text:span text:style-name="T5">true</text:span><text:span text:style-name="T13"> zurückgibt, wenn das als Parameter übergebene Objekt der Klasse Nummernschild das identische Kennzeichen hat.</text:span></text:p>
      <text:p text:style-name="P11"><text:span text:style-name="T1">Aufgabe </text:span><text:span text:style-name="T3">2</text:span><text:span text:style-name="T1">:</text:span><text:span text:style-name="T2"><text:tab/></text:span><text:span text:style-name="T4">2 + 3 + 2</text:span><text:span text:style-name="T2"> BE</text:span></text:p>
      <text:p text:style-name="P8"><text:span text:style-name="T13">a)<text:tab/>Die Struktur des Baumes wird zur sauberen Trennung von Struktur und Inhalt in Objekten der Klasse </text:span><text:span text:style-name="T5">Knoten </text:span><text:span text:style-name="T13">geführt. Programmieren Sie diese Klasse zusammen mit einem Konstruktor, der ein übergebenes Objekt der Klasse </text:span><text:span text:style-name="T16">Nummernschild</text:span><text:span text:style-name="T13"> speichert. Besagtes Nummernschild wird bei Aufruf der Methode </text:span><text:span text:style-name="T5">nummernschildGeben( )</text:span><text:span text:style-name="T13"> wieder zurückgegeben.</text:span></text:p>
      <text:p text:style-name="P9"><text:span text:style-name="T13">b)<text:tab/>Die Wurzel (und damit der gesamte Baum) wird von einem Objekt der Klasse </text:span><text:span text:style-name="T5">Fahrzeugregister</text:span><text:span text:style-name="T13"> verwaltet. Erstellen Sie diese Klasse mit leerem Konstruktor und einer Methode</text:span><text:span text:style-name="T5"> wurzelGeben( )</text:span><text:span text:style-name="T13">, welche den Wurzelknoten zurückgibt. Ist noch keine Wurzel vorhanden, wird</text:span><text:span text:style-name="T5"> null</text:span><text:span text:style-name="T13"> als Rückgabewert erwartet.</text:span></text:p>
      <text:p text:style-name="P9"><text:span text:style-name="T13">Erstellen Sie zudem die Methode</text:span><text:span text:style-name="T5"> einfuegen(Nummernschild n)</text:span><text:span text:style-name="T13">. Momentan reicht es, wenn die Methode bei einem neuen, leeren Fahrzeugregister ein einziges Mal aufgeführt werden kann und somit den Wurzelknoten mit besagtem Nummernschild erzeugt.</text:span></text:p>
      <text:p text:style-name="P10"><text:span text:style-name="T13">c)<text:tab/>Erweitern Sie die Klasse </text:span><text:span text:style-name="T5">Knoten </text:span><text:span text:style-name="T13">um folgende Methoden:</text:span></text:p>
      <text:p text:style-name="P12"><text:span text:style-name="T13">i)<text:tab/>Die Methoden </text:span><text:span text:style-name="T5">knotenLinksSetzen(...)</text:span><text:span text:style-name="T13"> bzw. </text:span><text:span text:style-name="T5">knotenRechtsSetzen(...)</text:span><text:span text:style-name="T13"> sollen einen übergebenen Knoten als linken bzw. rechten Nachfolgeknoten speichert.</text:span></text:p>
      <text:p text:style-name="P13"><text:span text:style-name="T13">ii)<text:tab/>Die Methoden </text:span><text:span text:style-name="T5">knotenLinksGeben( ) </text:span><text:span text:style-name="T13">bzw. </text:span><text:span text:style-name="T5">knotenRechtsGeben( ) </text:span><text:span text:style-name="T13">sollen besagte Knoten wieder ausgeben. Bei Knoten ohne entsprechende Nachfolgeknoten wird </text:span><text:span text:style-name="T5">null</text:span><text:span text:style-name="T13"> als Rückgabewert erwartet.</text:span></text:p>
      <text:p text:style-name="P6">Aufgabe <text:span text:style-name="T22">3</text:span>:<text:span text:style-name="T12"><text:tab/>4 + 5 + 4 BE</text:span></text:p>
      <text:p text:style-name="P8"><text:span text:style-name="T14">Erweitern Sie die Funktionalität der Methode </text:span><text:span text:style-name="T6">einfuegen(...) </text:span><text:span text:style-name="T14">der Klasse Fahrzeugregister:</text:span></text:p>
      <text:p text:style-name="P15">a) Es sollen nun weitere Nummernschilder eingefügt werden können, die lexikographisch sinnvoll in den bestehenden Baum aufgenommen werden.</text:p>
      <text:p text:style-name="P15">b<text:span text:style-name="T23">*</text:span>)<text:tab/>Soll ein bereits existierendes Nummernschild erneut eingefügt werden, so wird es statt dessen einfach verworfen.</text:p>
      <text:p text:style-name="P15">c<text:span text:style-name="T23">*</text:span>)<text:tab/>Ändern Sie die Methode derart ab, dass sie als Rückgabewert eine Zeichenkette (String) ausgibt, der folgendes enthält: Der Pfad des neu eingefügten Knotens wird von der Wurzel "w" beginnend ausgegeben. z.B.</text:p>
      <text:p text:style-name="P17">"wl"<text:tab/>:Von der Wurzel aus der linke Nachfolger.</text:p>
      <text:p text:style-name="P18">"wrrl"<text:tab/>: Von der Wurzel aus der rechte Knoten, davon der rechte Knoten, davon der linke Knoten.</text:p>
      <text:p text:style-name="P18">u.s.w.</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2bb4" officeooo:paragraph-rsid="002d2b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ymnasium Höhenkirchen-Siegertsbunn<text:tab/><text:tab/>Q11 Informatik (Krichenbau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1-14T11:46:24.393594843</meta:creation-date>
    <dc:date>2019-02-24T16:47:55.012648624</dc:date>
    <dc:creator>Christoph Krichenbauer</dc:creator>
    <meta:editing-duration>PT19H48S</meta:editing-duration>
    <meta:editing-cycles>83</meta:editing-cycles>
    <meta:generator>LibreOffice/6.2.0.3$Linux_X86_64 LibreOffice_project/20$Build-3</meta:generator>
    <meta:printed-by>Christoph Krichenbauer</meta:printed-by>
    <meta:print-date>2019-02-24T15:09:55.840435765</meta:print-date>
    <meta:document-statistic meta:table-count="0" meta:image-count="0" meta:object-count="0" meta:page-count="2" meta:paragraph-count="27" meta:word-count="567" meta:character-count="4012" meta:non-whitespace-character-count="3471"/>
  </office:meta>
</office:document-meta>
</file>